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Default_5f_1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Default_5f_1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druga:</text:span></text:p>
                <text:p text:style-name="P5"><text:span text:style-name="T4">Struktury danych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09:21:36.675571251</meta:creation-date>
    <dc:date>2021-09-03T09:23:50.302166170</dc:date>
    <meta:editing-duration>PT2M13S</meta:editing-duration>
    <meta:editing-cycles>2</meta:editing-cycles>
    <meta:generator>LibreOffice/6.0.7.3$Linux_X86_64 LibreOffice_project/00m0$Build-3</meta:generator>
    <meta:document-statistic meta:object-count="43"/>
  </office:meta>
</office:document-meta>
</file>